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OSecurityHandler.setUserDAO( UserDAO user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OSecurityHandler.setDefaultRetryCount( int default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OSecurityHandler.login( Map loginContex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AOSecurityHandler.setUseRetryCount( boolean use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OSecurityHandler.setNegateRetryCount( boolean negate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OSecurityHandler.logout( Map context ,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OSecurityHandler.setCheckExpires( boolean check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